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1d3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○ una descrizione generale dell’architettura del sistema, motivando le scelte che non siano già indicate nel testo del progetto. </text:p>
      <text:p text:style-name="P1"/>
      <text:p text:style-name="P1">○ uno schema generale dei thread attivati, con particolare riferimento al controllo della concorrenza, e delle strutture dati utilizzate. </text:p>
      <text:p text:style-name="P1"/>
      <text:p text:style-name="P1">○ per ogni componente e struttura dati utilizzate, una descrizione delle classi definite (preferibilmente usando anche UM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4:21:47.952467607</meta:creation-date>
    <dc:date>2017-02-09T14:22:24.971446948</dc:date>
    <meta:editing-duration>PT39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1" meta:paragraph-count="3" meta:word-count="55" meta:character-count="391" meta:non-whitespace-character-count="337"/>
  </office:meta>
</office:document-meta>
</file>